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over accent="true">
                    <mi>u</mi>
                    <mo stretchy="false">⃗</mo>
                  </mover>
                </mrow>
                <mrow>
                  <mo stretchy="false">∂</mo>
                  <mi>t</mi>
                </mrow>
              </mfrac>
              <mo stretchy="false">=</mo>
              <mrow>
                <mo stretchy="false">−</mo>
                <mrow>
                  <mo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⋅</mo>
                      <mo stretchy="false">∇</mo>
                    </mrow>
                  </mrow>
                  <mo stretchy="false">)</mo>
                </mrow>
              </mrow>
            </mrow>
            <mrow>
              <mover accent="true">
                <mi>u</mi>
                <mo stretchy="false">⃗</mo>
              </mover>
              <mo stretchy="false">+</mo>
              <mo stretchy="false">ν</mo>
            </mrow>
            <msup>
              <mo stretchy="false">∇</mo>
              <mrow>
                <mn>2</mn>
              </mrow>
            </msup>
            <mrow>
              <mover accent="true">
                <mi>u</mi>
                <mo stretchy="false">⃗</mo>
              </mover>
              <mo stretchy="false">+</mo>
              <mover accent="true">
                <mi>f</mi>
                <mo stretchy="false">⃗</mo>
              </mover>
            </mrow>
          </mrow>
        </mtd>
      </mtr>
      <mtr>
        <mtd>
          <mrow>
            <mrow>
              <mfrac>
                <mrow>
                  <mo stretchy="false">∂</mo>
                  <mo stretchy="false">ρ</mo>
                </mrow>
                <mrow>
                  <mo stretchy="false">∂</mo>
                  <mi>t</mi>
                </mrow>
              </mfrac>
              <mo stretchy="false">=</mo>
              <mrow>
                <mo stretchy="false">−</mo>
                <mrow>
                  <mo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⋅</mo>
                      <mo stretchy="false">∇</mo>
                    </mrow>
                  </mrow>
                  <mo stretchy="false">)</mo>
                </mrow>
              </mrow>
            </mrow>
            <mrow>
              <mo stretchy="false">ρ</mo>
              <mo stretchy="false">+</mo>
              <mo stretchy="false">κ</mo>
            </mrow>
            <msup>
              <mo stretchy="false">∇</mo>
              <mrow>
                <mn>2</mn>
              </mrow>
            </msup>
            <mrow>
              <mo stretchy="false">ρ</mo>
              <mo stretchy="false">+</mo>
              <mi>S</mi>
            </mrow>
          </mrow>
        </mtd>
      </mtr>
    </mtable>
    <annotation encoding="StarMath 5.0">{partial vec u } over {partial t} = -(vec u cdot nabla) vec u + %inu nabla^{2} vec u + vec f
newline 
{partial %rho } over {partial t} = -(vec u cdot nabla) %rho + %kappa nabla^{2} %rho +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4-07-16T08:08:04</meta:creation-date>
    <meta:generator>LibreOffice/3.5$Linux_x86 LibreOffice_project/350m1$Build-2</meta:generator>
  </office:meta>
</office:document-meta>
</file>